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3B13577ADBBF48C4.png" manifest:media-type="image/png"/>
  <manifest:file-entry manifest:full-path="Pictures/10000201000001D8000001DBAD213A2C1B1D6F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807in" svg:y="-0.0098in" svg:width="3.4402in" svg:height="3.4598in" draw:z-index="0"><draw:image xlink:href="Pictures/10000201000001D8000001DBAD213A2C1B1D6FC7.png" xlink:type="simple" xlink:show="embed" xlink:actuate="onLoad"/></draw:frame><draw:frame draw:style-name="fr1" draw:name="Image2" text:anchor-type="paragraph" svg:x="3.6201in" svg:y="-0.4307in" svg:width="4.3252in" svg:height="4.3252in" draw:z-index="1"><draw:image xlink:href="Pictures/1000020100000200000002003B13577ADBBF48C4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2M11S</meta:editing-duration>
    <meta:editing-cycles>4</meta:editing-cycles>
    <meta:generator>LibreOffice/5.2.7.2$Linux_X86_64 LibreOffice_project/20m0$Build-2</meta:generator>
    <dc:date>2018-07-20T14:09:37.832922754</dc:date>
    <meta:document-statistic meta:table-count="0" meta:image-count="2" meta:object-count="0" meta:page-count="1" meta:paragraph-count="1" meta:word-count="0" meta:character-count="1" meta:non-whitespace-character-count="0"/>
  </office:meta>
</office:document-meta>
</file>